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747cm"/>
    </style:style>
    <style:style style:name="co3" style:family="table-column">
      <style:table-column-properties fo:break-before="auto" style:column-width="8.225cm"/>
    </style:style>
    <style:style style:name="co4" style:family="table-column">
      <style:table-column-properties fo:break-before="auto" style:column-width="11.98cm"/>
    </style:style>
    <style:style style:name="co5" style:family="table-column">
      <style:table-column-properties fo:break-before="auto" style:column-width="3.41cm"/>
    </style:style>
    <style:style style:name="co6" style:family="table-column">
      <style:table-column-properties fo:break-before="auto" style:column-width="6.447cm"/>
    </style:style>
    <style:style style:name="co7" style:family="table-column">
      <style:table-column-properties fo:break-before="auto" style:column-width="9.142cm"/>
    </style:style>
    <style:style style:name="co8" style:family="table-column">
      <style:table-column-properties fo:break-before="auto" style:column-width="7.881cm"/>
    </style:style>
    <style:style style:name="co9" style:family="table-column">
      <style:table-column-properties fo:break-before="auto" style:column-width="8.655cm"/>
    </style:style>
    <style:style style:name="co10" style:family="table-column">
      <style:table-column-properties fo:break-before="auto" style:column-width="8.0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718cm" fo:break-before="auto" style:use-optimal-row-height="true"/>
    </style:style>
    <style:style style:name="ro3" style:family="table-row">
      <style:table-row-properties style:row-height="2.965cm" fo:break-before="auto" style:use-optimal-row-height="true"/>
    </style:style>
    <style:style style:name="ro4" style:family="table-row">
      <style:table-row-properties style:row-height="1.302cm" fo:break-before="auto" style:use-optimal-row-height="true"/>
    </style:style>
    <style:style style:name="ro5" style:family="table-row">
      <style:table-row-properties style:row-height="2.133cm" fo:break-before="auto" style:use-optimal-row-height="true"/>
    </style:style>
    <style:style style:name="ro6" style:family="table-row">
      <style:table-row-properties style:row-height="0.877cm" fo:break-before="auto" style:use-optimal-row-height="true"/>
    </style:style>
    <style:style style:name="ro7" style:family="table-row">
      <style:table-row-properties style:row-height="2.54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non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729fcf" style:text-align-source="fix" style:repeat-content="false" fo:border="0.74pt solid #000000"/>
      <style:paragraph-properties fo:text-align="start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 SYSTÈMES INFORMATIQUES ET DE TÉLÉPHONI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ce16"/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Catégories</text:p>
          </table:table-cell>
          <table:table-cell table:style-name="ce13" office:value-type="string" calcext:value-type="string">
            <text:p>Type</text:p>
          </table:table-cell>
          <table:table-cell table:style-name="ce17" office:value-type="string" calcext:value-type="string">
            <text:p>Exemple </text:p>
          </table:table-cell>
        </table:table-row>
        <table:table-row table:style-name="ro2">
          <table:table-cell/>
          <table:table-cell table:style-name="ce9" office:value-type="string" calcext:value-type="string" table:number-columns-spanned="1" table:number-rows-spanned="9">
            <text:p>MATÉRIELS</text:p>
          </table:table-cell>
          <table:table-cell table:style-name="ce14" office:value-type="string" calcext:value-type="string">
            <text:p>TERMINAL UTILISATEUR</text:p>
          </table:table-cell>
          <table:table-cell table:style-name="ce14" office:value-type="string" calcext:value-type="string">
            <text:p>- Ordinateur fixe</text:p>
            <text:p>- Ordinateur portable</text:p>
            <text:p><text:span text:style-name="T1">- T</text:span>ablette</text:p>
            <text:p><text:span text:style-name="T1">- T</text:span>éléphone mobile</text:p>
          </table:table-cell>
        </table:table-row>
        <table:table-row table:style-name="ro3">
          <table:table-cell/>
          <table:covered-table-cell table:style-name="ce10"/>
          <table:table-cell table:style-name="ce14" office:value-type="string" calcext:value-type="string">
            <text:p>PÉRIPHÉRIQUE</text:p>
          </table:table-cell>
          <table:table-cell table:style-name="ce14" office:value-type="string" calcext:value-type="string">
            <text:p><text:span text:style-name="T1">- Imprimante</text:span></text:p>
            <text:p><text:span text:style-name="T1">- Scanner</text:span></text:p>
            <text:p><text:span text:style-name="T1">- Clavier</text:span></text:p>
            <text:p><text:span text:style-name="T1">- Souris</text:span></text:p>
            <text:p><text:span text:style-name="T1">- Caméra</text:span></text:p>
            <text:p><text:span text:style-name="T1">- M</text:span>icrophone</text:p>
            <text:p><text:span text:style-name="T1">- O</text:span>bjet connecté</text:p>
          </table:table-cell>
        </table:table-row>
        <table:table-row table:style-name="ro1">
          <table:table-cell/>
          <table:covered-table-cell table:style-name="ce10"/>
          <table:table-cell table:style-name="ce14" office:value-type="string" calcext:value-type="string">
            <text:p>TÉLÉPHONE</text:p>
          </table:table-cell>
          <table:table-cell table:style-name="ce14" office:value-type="string" calcext:value-type="string">
            <text:p><text:span text:style-name="T1">- </text:span>Téléphone fixe ou mobile analogique ou IP</text:p>
          </table:table-cell>
        </table:table-row>
        <table:table-row table:style-name="ro2">
          <table:table-cell/>
          <table:covered-table-cell table:style-name="ce10"/>
          <table:table-cell table:style-name="ce14" office:value-type="string" calcext:value-type="string">
            <text:p>ÉQUIPEMENT DE STOCKAGE</text:p>
          </table:table-cell>
          <table:table-cell table:style-name="ce14" office:value-type="string" calcext:value-type="string">
            <text:p><text:span text:style-name="T1">- Clé USB</text:span></text:p>
            <text:p><text:span text:style-name="T1">- Disque dur</text:span></text:p>
            <text:p><text:span text:style-name="T1">- CD-ROM</text:span></text:p>
            <text:p><text:span text:style-name="T1">- C</text:span>arte mémoire</text:p>
          </table:table-cell>
        </table:table-row>
        <table:table-row table:style-name="ro4">
          <table:table-cell/>
          <table:covered-table-cell table:style-name="ce10"/>
          <table:table-cell table:style-name="ce14" office:value-type="string" calcext:value-type="string">
            <text:p>SERVEUR</text:p>
          </table:table-cell>
          <table:table-cell table:style-name="ce14" office:value-type="string" calcext:value-type="string">
            <text:p><text:span text:style-name="T1">- Mainframe</text:span></text:p>
            <text:p><text:span text:style-name="T1"> -Serveur lame</text:span></text:p>
            <text:p><text:span text:style-name="T1">- S</text:span>erveur rack</text:p>
          </table:table-cell>
        </table:table-row>
        <table:table-row table:style-name="ro4">
          <table:table-cell/>
          <table:covered-table-cell table:style-name="ce9"/>
          <table:table-cell table:style-name="ce14" office:value-type="string" calcext:value-type="string">
            <text:p>MOYEN D’ADMINISTRATION</text:p>
          </table:table-cell>
          <table:table-cell table:style-name="ce14" office:value-type="string" calcext:value-type="string">
            <text:p><text:span text:style-name="T1">- Poste d’administration</text:span></text:p>
            <text:p><text:span text:style-name="T1">- Serveur outils d’administration</text:span></text:p>
            <text:p><text:span text:style-name="T1">- B</text:span>astion</text:p>
          </table:table-cell>
        </table:table-row>
        <table:table-row table:style-name="ro2">
          <table:table-cell/>
          <table:covered-table-cell table:style-name="ce10"/>
          <table:table-cell table:style-name="ce14" office:value-type="string" calcext:value-type="string">
            <text:p>ÉQUIPEMENT RÉSEAU </text:p>
          </table:table-cell>
          <table:table-cell table:style-name="ce14" office:value-type="string" calcext:value-type="string">
            <text:p><text:span text:style-name="T1">- Commutateur</text:span></text:p>
            <text:p><text:span text:style-name="T1">- Routeur</text:span></text:p>
            <text:p><text:span text:style-name="T1">- P</text:span>asserelles d’entrée depuis <text:span text:style-name="T1">l’extérieur</text:span></text:p>
            <text:p><text:span text:style-name="T1">- B</text:span>orne WI-FI</text:p>
          </table:table-cell>
        </table:table-row>
        <table:table-row table:style-name="ro4">
          <table:table-cell/>
          <table:covered-table-cell table:style-name="ce10"/>
          <table:table-cell table:style-name="ce14" office:value-type="string" calcext:value-type="string">
            <text:p>ÉQUIPEMENT DE SÉCURITÉ</text:p>
          </table:table-cell>
          <table:table-cell table:style-name="ce14" office:value-type="string" calcext:value-type="string">
            <text:p>- Pare-feu</text:p>
            <text:p>- Sonde (IDS/IPS)</text:p>
            <text:p>- Passerelle VPN</text:p>
          </table:table-cell>
        </table:table-row>
        <table:table-row table:style-name="ro5">
          <table:table-cell/>
          <table:covered-table-cell table:style-name="ce10"/>
          <table:table-cell table:style-name="ce14" office:value-type="string" calcext:value-type="string">
            <text:p>ÉQUIPEMENT INDUSTRIEL </text:p>
          </table:table-cell>
          <table:table-cell table:style-name="ce14" office:value-type="string" calcext:value-type="string">
            <text:p><text:span text:style-name="T1">- Automate programmable industriel </text:span></text:p>
            <text:p><text:span text:style-name="T1">- Capteur</text:span></text:p>
            <text:p><text:span text:style-name="T1">- A</text:span>ctionneur</text:p>
            <text:p><text:span text:style-name="T1">- Système SCADA</text:span></text:p>
            <text:p><text:span text:style-name="T1">- S</text:span>ystème instrumenté de sécurité</text:p>
          </table:table-cell>
        </table:table-row>
        <table:table-row table:style-name="ro5">
          <table:table-cell/>
          <table:table-cell table:style-name="ce9" office:value-type="string" calcext:value-type="string" table:number-columns-spanned="1" table:number-rows-spanned="6">
            <text:p>LOGICIELS</text:p>
          </table:table-cell>
          <table:table-cell table:style-name="ce14" office:value-type="string" calcext:value-type="string">
            <text:p>SERVICE D’INFRASTRUCTURE</text:p>
          </table:table-cell>
          <table:table-cell table:style-name="ce14" office:value-type="string" calcext:value-type="string">
            <text:p>- Service d’annuaire</text:p>
            <text:p><text:span text:style-name="T1">- S</text:span>ervice de gestion d’adresse IP (DHCP)</text:p>
            <text:p><text:span text:style-name="T1">- S</text:span>ervice de nom de domaine (DNS)</text:p>
            <text:p><text:span text:style-name="T1">- C</text:span>ontrôleur de domaine</text:p>
            <text:p><text:span text:style-name="T1">- S</text:span>erveur d’impression</text:p>
          </table:table-cell>
        </table:table-row>
        <table:table-row table:style-name="ro5">
          <table:table-cell/>
          <table:covered-table-cell table:style-name="ce10"/>
          <table:table-cell table:style-name="ce14" office:value-type="string" calcext:value-type="string">
            <text:p>APPLICATION/SERVICE APPLICATIF</text:p>
          </table:table-cell>
          <table:table-cell table:style-name="ce14" office:value-type="string" calcext:value-type="string">
            <text:p><text:span text:style-name="T1">- Serveur web, service web</text:span></text:p>
            <text:p><text:span text:style-name="T1">- Serveur d’application</text:span></text:p>
            <text:p><text:span text:style-name="T1">- S</text:span>erveur de <text:span text:style-name="T1">courrier électronique</text:span></text:p>
            <text:p><text:span text:style-name="T1">- Serveur de bases de données</text:span></text:p>
            <text:p><text:span text:style-name="T1">- P</text:span>rogiciels (RH, relation client, ERP)</text:p>
          </table:table-cell>
        </table:table-row>
        <table:table-row table:style-name="ro4">
          <table:table-cell/>
          <table:covered-table-cell table:style-name="ce9"/>
          <table:table-cell table:style-name="ce14" office:value-type="string" calcext:value-type="string">
            <text:p>INTERGICIEL (MIDDLEWARE)</text:p>
          </table:table-cell>
          <table:table-cell table:style-name="ce14" office:value-type="string" calcext:value-type="string">
            <text:p><text:span text:style-name="T1">- Entreprise Application Integration (EAI)</text:span></text:p>
            <text:p><text:span text:style-name="T1">- </text:span>Extract-Transform-Load <text:span text:style-name="T1">(ETL)</text:span></text:p>
            <text:p><text:span text:style-name="T1">- </text:span>Open DataBase Connectivity (ODBC)</text:p>
          </table:table-cell>
        </table:table-row>
        <table:table-row table:style-name="ro4">
          <table:table-cell/>
          <table:covered-table-cell table:style-name="ce10"/>
          <table:table-cell table:style-name="ce14" office:value-type="string" calcext:value-type="string">
            <text:p>SYSTÈME D’EXPLOITATION, HYPERVISEUR</text:p>
          </table:table-cell>
          <table:table-cell table:style-name="ce14" office:value-type="string" calcext:value-type="string">
            <text:p>- Windows</text:p>
            <text:p>- Linux</text:p>
            <text:p>- MacOS</text:p>
          </table:table-cell>
        </table:table-row>
        <table:table-row table:style-name="ro2">
          <table:table-cell/>
          <table:covered-table-cell table:style-name="ce10"/>
          <table:table-cell table:style-name="ce14" office:value-type="string" calcext:value-type="string">
            <text:p>MICROGICIEL (FIRMWARE)</text:p>
          </table:table-cell>
          <table:table-cell table:style-name="ce14" office:value-type="string" calcext:value-type="string">
            <text:p>- BIOS,</text:p>
            <text:p>- UEFI, </text:p>
            <text:p>- Gestionnaire de composants d'un téléphone mobile</text:p>
            <text:p>- Programme stocké dans une clé USB équipée d'un microprocesseur.</text:p>
          </table:table-cell>
        </table:table-row>
        <table:table-row table:style-name="ro6">
          <table:table-cell/>
          <table:covered-table-cell table:style-name="ce10"/>
          <table:table-cell table:style-name="ce14" office:value-type="string" calcext:value-type="string">
            <text:p>LOGICIEL DE SÉCURITÉ</text:p>
          </table:table-cell>
          <table:table-cell table:style-name="ce14" office:value-type="string" calcext:value-type="string">
            <text:p><text:span text:style-name="T1">- </text:span>Outil de gestion d’évènements Security Information and Event</text:p>
            <text:p>Management (SIEM).</text:p>
          </table:table-cell>
        </table:table-row>
        <table:table-row table:style-name="ro4">
          <table:table-cell/>
          <table:table-cell table:style-name="ce9" office:value-type="string" calcext:value-type="string" table:number-columns-spanned="1" table:number-rows-spanned="2">
            <text:p>RÉSEAUX/CANAUX INFORMATIQUES ET DE TÉLÉPHONIE</text:p>
          </table:table-cell>
          <table:table-cell table:style-name="ce14" office:value-type="string" calcext:value-type="string">
            <text:p>RÉSEAU/CANAL INFORMATIQUE</text:p>
          </table:table-cell>
          <table:table-cell table:style-name="ce14" office:value-type="string" calcext:value-type="string">
            <text:p><text:span text:style-name="T1">- Câble réseau</text:span></text:p>
            <text:p><text:span text:style-name="T1">- Fibre optique</text:span></text:p>
            <text:p><text:span text:style-name="T1">- L</text:span>iaison radio (Wi-Fi, Bluetooth, etc.)</text:p>
          </table:table-cell>
        </table:table-row>
        <table:table-row table:style-name="ro1">
          <table:table-cell/>
          <table:covered-table-cell table:style-name="ce10"/>
          <table:table-cell table:style-name="ce14" office:value-type="string" calcext:value-type="string">
            <text:p>RÉSEAU/CANAL TÉLÉPHONIQUE</text:p>
          </table:table-cell>
          <table:table-cell table:style-name="ce14" office:value-type="string" calcext:value-type="string">
            <text:p>- Ligne téléphonique</text:p>
          </table:table-cell>
        </table:table-row>
        <table:table-row table:style-name="ro1" table:number-rows-repeated="17">
          <table:table-cell/>
          <table:table-cell table:style-name="ce4"/>
          <table:table-cell table:style-name="ce15"/>
          <table:table-cell table:style-name="ce18"/>
        </table:table-row>
        <table:table-row table:style-name="ro1" table:number-rows-repeated="104853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ORGANISATIONS" table:style-name="ta1">
        <table:table-column table:style-name="co1" table:default-cell-style-name="Default"/>
        <table:table-column table:style-name="co5" table:default-cell-style-name="ce10"/>
        <table:table-column table:style-name="co6" table:default-cell-style-name="ce14"/>
        <table:table-column table:style-name="co7" table:default-cell-style-name="ce14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>
            <text:p>Catégories</text:p>
          </table:table-cell>
          <table:table-cell table:style-name="ce13" office:value-type="string" calcext:value-type="string">
            <text:p>Type</text:p>
          </table:table-cell>
          <table:table-cell table:style-name="ce17" office:value-type="string" calcext:value-type="string">
            <text:p>Exemple </text:p>
          </table:table-cell>
        </table:table-row>
        <table:table-row table:style-name="ro2">
          <table:table-cell/>
          <table:table-cell table:style-name="ce9" office:value-type="string" calcext:value-type="string" table:number-columns-spanned="1" table:number-rows-spanned="4">
            <text:p>ORGANISATIONS</text:p>
          </table:table-cell>
          <table:table-cell office:value-type="string" calcext:value-type="string">
            <text:p>PERSONNE</text:p>
          </table:table-cell>
          <table:table-cell office:value-type="string" calcext:value-type="string">
            <text:p><text:span text:style-name="T1">- Employé</text:span></text:p>
            <text:p><text:span text:style-name="T1">- Stagiaire</text:span></text:p>
            <text:p><text:span text:style-name="T1">- Prestataire</text:span></text:p>
            <text:p><text:span text:style-name="T1">- P</text:span>ersonnel d'entretien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UPPORT PAPIER</text:p>
          </table:table-cell>
          <table:table-cell office:value-type="string" calcext:value-type="string">
            <text:p>- Document manuscrit ou imprimé.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ÉCHANGE VERBAL</text:p>
          </table:table-cell>
          <table:table-cell office:value-type="string" calcext:value-type="string">
            <text:p>- Réunion, échange informel.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ÉLÉMENT D'INGÉNIERIE SOCIALE</text:p>
          </table:table-cell>
          <table:table-cell office:value-type="string" calcext:value-type="string">
            <text:p>- Information partagée sur les réseaux sociaux</text:p>
          </table:table-cell>
        </table:table-row>
      </table:table>
      <table:table table:name="LOCAUX ET INSTALLATIONS PHYSIQUES" table:style-name="ta1">
        <table:table-column table:style-name="co1" table:default-cell-style-name="Default"/>
        <table:table-column table:style-name="co8" table:default-cell-style-name="ce10"/>
        <table:table-column table:style-name="co9" table:default-cell-style-name="ce14"/>
        <table:table-column table:style-name="co10" table:default-cell-style-name="ce14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>
            <text:p>Catégories</text:p>
          </table:table-cell>
          <table:table-cell table:style-name="ce13" office:value-type="string" calcext:value-type="string">
            <text:p>Type</text:p>
          </table:table-cell>
          <table:table-cell table:style-name="ce17" office:value-type="string" calcext:value-type="string">
            <text:p>Exemple </text:p>
          </table:table-cell>
        </table:table-row>
        <table:table-row table:style-name="ro7">
          <table:table-cell/>
          <table:table-cell table:style-name="ce9" office:value-type="string" calcext:value-type="string" table:number-columns-spanned="1" table:number-rows-spanned="3">
            <text:p>LOCAUX ET INSTALLATIONS PHYSIQUES</text:p>
            <text:p/>
          </table:table-cell>
          <table:table-cell office:value-type="string" calcext:value-type="string">
            <text:p>SITE/BÂTIMENT/SALLE</text:p>
          </table:table-cell>
          <table:table-cell office:value-type="string" calcext:value-type="string">
            <text:p><text:span text:style-name="T1">- Siège social</text:span></text:p>
            <text:p><text:span text:style-name="T1">- Usine</text:span></text:p>
            <text:p><text:span text:style-name="T1">- Site de stockage</text:span></text:p>
            <text:p><text:span text:style-name="T1">- B</text:span>âtiment industriel</text:p>
            <text:p><text:span text:style-name="T1">- Salle de réunion</text:span></text:p>
            <text:p><text:span text:style-name="T1">- S</text:span>alle serveur</text:p>
          </table:table-cell>
        </table:table-row>
        <table:table-row table:style-name="ro4">
          <table:table-cell/>
          <table:covered-table-cell/>
          <table:table-cell office:value-type="string" calcext:value-type="string">
            <text:p>SYSTÈME DE SÉCURITÉ PHYSIQUE</text:p>
          </table:table-cell>
          <table:table-cell office:value-type="string" calcext:value-type="string">
            <text:p><text:span text:style-name="T1">- Système d'accès par badge</text:span></text:p>
            <text:p><text:span text:style-name="T1">- S</text:span>ystème de détection d'intrusion</text:p>
            <text:p><text:span text:style-name="T1">- S</text:span>ystème de vidéo-protection</text:p>
          </table:table-cell>
        </table:table-row>
        <table:table-row table:style-name="ro4">
          <table:table-cell/>
          <table:covered-table-cell/>
          <table:table-cell office:value-type="string" calcext:value-type="string">
            <text:p>SYSTÈME DE SÛRETÉ DE FONCTIONNEMENT</text:p>
          </table:table-cell>
          <table:table-cell office:value-type="string" calcext:value-type="string">
            <text:p><text:span text:style-name="T1">- Climatisation</text:span></text:p>
            <text:p><text:span text:style-name="T1">- Sécurité incendie</text:span></text:p>
            <text:p><text:span text:style-name="T1">- A</text:span>limentation électriq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2">00/00/0000</text:date>, <text:time style:data-style-name="N2" text:time-value="14:41:29.55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9T13:58:50.164000000</meta:creation-date>
    <dc:date>2024-04-22T15:04:49.306000000</dc:date>
    <meta:editing-duration>PT37M11S</meta:editing-duration>
    <meta:editing-cycles>9</meta:editing-cycles>
    <meta:generator>LibreOffice/7.6.4.1$Windows_X86_64 LibreOffice_project/e19e193f88cd6c0525a17fb7a176ed8e6a3e2aa1</meta:generator>
    <meta:document-statistic meta:table-count="3" meta:cell-count="62" meta:object-count="0"/>
  </office:meta>
</office:document-meta>
</file>